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9-22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3-14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5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3-13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3-13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4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2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335076923077" calcext:value-type="float">
            <text:p>3.363350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18503225806" calcext:value-type="float">
            <text:p>3.45918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6752" calcext:value-type="float">
            <text:p>3.4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183948387097" calcext:value-type="float">
            <text:p>3.63183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38912" calcext:value-type="float">
            <text:p>3.85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4132" calcext:value-type="float">
            <text:p>4.1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450675" calcext:value-type="float">
            <text:p>4.05450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4224" calcext:value-type="float">
            <text:p>3.93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980335483871" calcext:value-type="float">
            <text:p>3.80980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6376" calcext:value-type="float">
            <text:p>3.52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273058064516" calcext:value-type="float">
            <text:p>3.36273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598344827586" calcext:value-type="float">
            <text:p>3.335983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300417391304" calcext:value-type="float">
            <text:p>3.363004173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456266666667" calcext:value-type="float">
            <text:p>3.824562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57729032258" calcext:value-type="float">
            <text:p>4.13957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25615483871" calcext:value-type="float">
            <text:p>4.2225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514709677419" calcext:value-type="float">
            <text:p>4.06514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72368" calcext:value-type="float">
            <text:p>3.6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103019354839" calcext:value-type="float">
            <text:p>3.35103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69457142857" calcext:value-type="float">
            <text:p>3.32569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1855" calcext:value-type="float">
            <text:p>3.411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91329032258" calcext:value-type="float">
            <text:p>3.39891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2216" calcext:value-type="float">
            <text:p>3.62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445909677419" calcext:value-type="float">
            <text:p>3.89445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0236" calcext:value-type="float">
            <text:p>3.92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04309677419" calcext:value-type="float">
            <text:p>3.99504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097135483871" calcext:value-type="float">
            <text:p>4.01097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58270967742" calcext:value-type="float">
            <text:p>3.99858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600825" calcext:value-type="float">
            <text:p>3.87600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49152" calcext:value-type="float">
            <text:p>3.6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175303225807" calcext:value-type="float">
            <text:p>3.43175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26714285714" calcext:value-type="float">
            <text:p>3.38926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68129032258" calcext:value-type="float">
            <text:p>3.44768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61935483871" calcext:value-type="float">
            <text:p>3.48061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5272" calcext:value-type="float">
            <text:p>3.6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474875" calcext:value-type="float">
            <text:p>3.70474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2224" calcext:value-type="float">
            <text:p>3.60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29367741936" calcext:value-type="float">
            <text:p>3.89829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047380645161" calcext:value-type="float">
            <text:p>4.11047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78176" calcext:value-type="float">
            <text:p>4.07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991870967742" calcext:value-type="float">
            <text:p>4.01991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74424" calcext:value-type="float">
            <text:p>3.71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1202" calcext:value-type="float">
            <text:p>3.521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59514285714" calcext:value-type="float">
            <text:p>3.34659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33135483871" calcext:value-type="float">
            <text:p>3.46233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8576" calcext:value-type="float">
            <text:p>3.50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47824" calcext:value-type="float">
            <text:p>4.02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00625" calcext:value-type="float">
            <text:p>4.3100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530890322581" calcext:value-type="float">
            <text:p>4.15530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92304" calcext:value-type="float">
            <text:p>3.79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2815" calcext:value-type="float">
            <text:p>3.7762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4712" calcext:value-type="float">
            <text:p>3.54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533316129032" calcext:value-type="float">
            <text:p>3.41533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87336" calcext:value-type="float">
            <text:p>3.2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912748387097" calcext:value-type="float">
            <text:p>3.26912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12384516129" calcext:value-type="float">
            <text:p>3.32123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66176" calcext:value-type="float">
            <text:p>3.36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004025" calcext:value-type="float">
            <text:p>3.37004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15168" calcext:value-type="float">
            <text:p>3.60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2305" calcext:value-type="float">
            <text:p>4.13023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72512" calcext:value-type="float">
            <text:p>4.06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40695" calcext:value-type="float">
            <text:p>3.60406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1728" calcext:value-type="float">
            <text:p>3.38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973" calcext:value-type="float">
            <text:p>3.2129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511542857143" calcext:value-type="float">
            <text:p>3.15511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5875" calcext:value-type="float">
            <text:p>3.1765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56696774193" calcext:value-type="float">
            <text:p>3.319566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917909677419" calcext:value-type="float">
            <text:p>3.55917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597825" calcext:value-type="float">
            <text:p>3.63597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79224" calcext:value-type="float">
            <text:p>3.74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102" calcext:value-type="float">
            <text:p>3.86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549987096774" calcext:value-type="float">
            <text:p>4.08549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157858064516" calcext:value-type="float">
            <text:p>4.05157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116258064516" calcext:value-type="float">
            <text:p>3.77116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58605" calcext:value-type="float">
            <text:p>3.4558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37742857143" calcext:value-type="float">
            <text:p>3.34637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3652" calcext:value-type="float">
            <text:p>4.07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15406451613" calcext:value-type="float">
            <text:p>4.04715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345883870968" calcext:value-type="float">
            <text:p>3.68345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26192" calcext:value-type="float">
            <text:p>3.58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789522580645" calcext:value-type="float">
            <text:p>3.48789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98428571429" calcext:value-type="float">
            <text:p>3.52098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8921" calcext:value-type="float">
            <text:p>3.5589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54967741935" calcext:value-type="float">
            <text:p>3.66054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10568" calcext:value-type="float">
            <text:p>3.7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34064516129" calcext:value-type="float">
            <text:p>3.9034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85496774194" calcext:value-type="float">
            <text:p>4.09985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605496774194" calcext:value-type="float">
            <text:p>4.17605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41729032258" calcext:value-type="float">
            <text:p>4.38341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0192" calcext:value-type="float">
            <text:p>3.98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507" calcext:value-type="float">
            <text:p>4.0565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42952" calcext:value-type="float">
            <text:p>3.78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04103225806" calcext:value-type="float">
            <text:p>3.45004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152137931034" calcext:value-type="float">
            <text:p>3.5015213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869316129032" calcext:value-type="float">
            <text:p>3.62869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397367741936" calcext:value-type="float">
            <text:p>3.62397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15624" calcext:value-type="float">
            <text:p>3.6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281109677419" calcext:value-type="float">
            <text:p>3.66281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1788" calcext:value-type="float">
            <text:p>3.89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234193548387" calcext:value-type="float">
            <text:p>4.11234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601419354839" calcext:value-type="float">
            <text:p>4.36601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61328" calcext:value-type="float">
            <text:p>4.46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19375" calcext:value-type="float">
            <text:p>4.0719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3208" calcext:value-type="float">
            <text:p>3.8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520625" calcext:value-type="float">
            <text:p>3.55520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019257142857" calcext:value-type="float">
            <text:p>3.50019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792980645161" calcext:value-type="float">
            <text:p>3.56792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80929032258" calcext:value-type="float">
            <text:p>3.70980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72416" calcext:value-type="float">
            <text:p>3.78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38967741935" calcext:value-type="float">
            <text:p>3.90438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16024" calcext:value-type="float">
            <text:p>3.98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725212903226" calcext:value-type="float">
            <text:p>4.21725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571922580645" calcext:value-type="float">
            <text:p>4.36571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91128" calcext:value-type="float">
            <text:p>4.17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43638709677" calcext:value-type="float">
            <text:p>3.99543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6024" calcext:value-type="float">
            <text:p>3.72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94675" calcext:value-type="float">
            <text:p>3.3594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248828571429" calcext:value-type="float">
            <text:p>3.36248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073415384615" calcext:value-type="float">
            <text:p>3.470734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44455" calcext:value-type="float">
            <text:p>3.5644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42" calcext:value-type="float">
            <text:p>3.61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441290322581" calcext:value-type="float">
            <text:p>3.84441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124" calcext:value-type="float">
            <text:p>3.91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374141935484" calcext:value-type="float">
            <text:p>4.22374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080903225807" calcext:value-type="float">
            <text:p>4.26080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75022222222" calcext:value-type="float">
            <text:p>3.998750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431458064516" calcext:value-type="float">
            <text:p>3.84431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4016" calcext:value-type="float">
            <text:p>3.79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109316129032" calcext:value-type="float">
            <text:p>3.78109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714703448276" calcext:value-type="float">
            <text:p>3.817147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71775483871" calcext:value-type="float">
            <text:p>3.81717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154425806452" calcext:value-type="float">
            <text:p>3.80154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41352" calcext:value-type="float">
            <text:p>3.77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648825" calcext:value-type="float">
            <text:p>3.90648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27632" calcext:value-type="float">
            <text:p>3.97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730021052632" calcext:value-type="float">
            <text:p>4.427300210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46856" calcext:value-type="float">
            <text:p>4.16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237514285714" calcext:value-type="float">
            <text:p>3.87237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06270967742" calcext:value-type="float">
            <text:p>4.02906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68008" calcext:value-type="float">
            <text:p>4.47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224309677419" calcext:value-type="float">
            <text:p>4.45224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11592" calcext:value-type="float">
            <text:p>4.60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168748387097" calcext:value-type="float">
            <text:p>4.70168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208619354839" calcext:value-type="float">
            <text:p>4.94208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3888" calcext:value-type="float">
            <text:p>4.73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075122580645" calcext:value-type="float">
            <text:p>4.24075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79904" calcext:value-type="float">
            <text:p>4.03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157883870968" calcext:value-type="float">
            <text:p>3.88157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62885714286" calcext:value-type="float">
            <text:p>3.77962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63664516129" calcext:value-type="float">
            <text:p>3.90163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703277419355" calcext:value-type="float">
            <text:p>3.93703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78912" calcext:value-type="float">
            <text:p>4.10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53832258064" calcext:value-type="float">
            <text:p>4.282538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05144" calcext:value-type="float">
            <text:p>4.42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20103225807" calcext:value-type="float">
            <text:p>4.34920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30503225806" calcext:value-type="float">
            <text:p>4.41930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054" calcext:value-type="float">
            <text:p>4.32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288416" calcext:value-type="float">
            <text:p>4.452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57824" calcext:value-type="float">
            <text:p>4.40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728696774194" calcext:value-type="float">
            <text:p>4.12728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367657142857" calcext:value-type="float">
            <text:p>3.94367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065909677419" calcext:value-type="float">
            <text:p>3.97065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988980645161" calcext:value-type="float">
            <text:p>4.00988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3168" calcext:value-type="float">
            <text:p>4.16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817780645161" calcext:value-type="float">
            <text:p>4.02817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3472" calcext:value-type="float">
            <text:p>4.20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957677419355" calcext:value-type="float">
            <text:p>4.47957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171638709677" calcext:value-type="float">
            <text:p>4.71171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10776" calcext:value-type="float">
            <text:p>4.76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864541935484" calcext:value-type="float">
            <text:p>4.59864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91152" calcext:value-type="float">
            <text:p>4.24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647741935484" calcext:value-type="float">
            <text:p>4.01647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878206896552" calcext:value-type="float">
            <text:p>3.918782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13238709677" calcext:value-type="float">
            <text:p>3.84913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68696774194" calcext:value-type="float">
            <text:p>3.89868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61312" calcext:value-type="float">
            <text:p>3.99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6768" calcext:value-type="float">
            <text:p>3.99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481703225807" calcext:value-type="float">
            <text:p>4.32481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96593548387" calcext:value-type="float">
            <text:p>4.53296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3792" calcext:value-type="float">
            <text:p>4.45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12655483871" calcext:value-type="float">
            <text:p>4.52126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17416" calcext:value-type="float">
            <text:p>4.23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681883870968" calcext:value-type="float">
            <text:p>3.89681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180114285714" calcext:value-type="float">
            <text:p>3.85180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470219354839" calcext:value-type="float">
            <text:p>3.77470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383753846154" calcext:value-type="float">
            <text:p>3.623837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330266666667" calcext:value-type="float">
            <text:p>3.903302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07264" calcext:value-type="float">
            <text:p>3.83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2312" calcext:value-type="float">
            <text:p>4.28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96104" calcext:value-type="float">
            <text:p>4.29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561522580645" calcext:value-type="float">
            <text:p>4.29561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34864" calcext:value-type="float">
            <text:p>4.32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47638709677" calcext:value-type="float">
            <text:p>3.93447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426028571429" calcext:value-type="float">
            <text:p>3.82426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918425806452" calcext:value-type="float">
            <text:p>3.96918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62967741935" calcext:value-type="float">
            <text:p>3.91962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084" calcext:value-type="float">
            <text:p>3.97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49215483871" calcext:value-type="float">
            <text:p>4.0549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566896551724" calcext:value-type="float">
            <text:p>4.235668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693341935484" calcext:value-type="float">
            <text:p>4.61693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055380645161" calcext:value-type="float">
            <text:p>4.75055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9864" calcext:value-type="float">
            <text:p>4.4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313987096774" calcext:value-type="float">
            <text:p>4.25313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16712" calcext:value-type="float">
            <text:p>3.87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935225806452" calcext:value-type="float">
            <text:p>3.78935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842628571429" calcext:value-type="float">
            <text:p>3.62842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157341935484" calcext:value-type="float">
            <text:p>3.64157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24464516129" calcext:value-type="float">
            <text:p>3.8424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2616" calcext:value-type="float">
            <text:p>3.9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28103225806" calcext:value-type="float">
            <text:p>3.84628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90904" calcext:value-type="float">
            <text:p>3.94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067587096774" calcext:value-type="float">
            <text:p>4.35067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714761290323" calcext:value-type="float">
            <text:p>4.48714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34896" calcext:value-type="float">
            <text:p>3.99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51561290323" calcext:value-type="float">
            <text:p>4.00251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5528" calcext:value-type="float">
            <text:p>3.88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18510344828" calcext:value-type="float">
            <text:p>3.688185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3672" calcext:value-type="float">
            <text:p>3.85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06606451613" calcext:value-type="float">
            <text:p>4.10506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092" calcext:value-type="float">
            <text:p>4.03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93729032258" calcext:value-type="float">
            <text:p>3.97193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42312" calcext:value-type="float">
            <text:p>4.03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41472" calcext:value-type="float">
            <text:p>4.12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380571428571" calcext:value-type="float">
            <text:p>4.32380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9448" calcext:value-type="float">
            <text:p>3.97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053187096774" calcext:value-type="float">
            <text:p>3.96053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58136" calcext:value-type="float">
            <text:p>4.04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082683870968" calcext:value-type="float">
            <text:p>3.96082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228114285714" calcext:value-type="float">
            <text:p>3.88228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322141935484" calcext:value-type="float">
            <text:p>3.87322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593935483871" calcext:value-type="float">
            <text:p>4.13593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18608" calcext:value-type="float">
            <text:p>4.32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10864516129" calcext:value-type="float">
            <text:p>4.3910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2488" calcext:value-type="float">
            <text:p>4.63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386838709677" calcext:value-type="float">
            <text:p>4.40386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95458064516" calcext:value-type="float">
            <text:p>4.77395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55224" calcext:value-type="float">
            <text:p>4.86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52567741936" calcext:value-type="float">
            <text:p>4.61152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1096" calcext:value-type="float">
            <text:p>4.25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500258064516" calcext:value-type="float">
            <text:p>4.01500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280085714286" calcext:value-type="float">
            <text:p>4.01280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66624516129" calcext:value-type="float">
            <text:p>4.0466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919561290323" calcext:value-type="float">
            <text:p>4.10919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084" calcext:value-type="float">
            <text:p>4.1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2308" calcext:value-type="float">
            <text:p>3.98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5496" calcext:value-type="float">
            <text:p>4.0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538348387097" calcext:value-type="float">
            <text:p>4.55538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38864516129" calcext:value-type="float">
            <text:p>4.58438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03032" calcext:value-type="float">
            <text:p>4.61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78167741936" calcext:value-type="float">
            <text:p>4.37378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6672" calcext:value-type="float">
            <text:p>4.1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795819354839" calcext:value-type="float">
            <text:p>3.91795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54057142857" calcext:value-type="float">
            <text:p>3.99854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09238709677" calcext:value-type="float">
            <text:p>3.91009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613625806452" calcext:value-type="float">
            <text:p>3.96613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8624" calcext:value-type="float">
            <text:p>4.02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650658064516" calcext:value-type="float">
            <text:p>3.85650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67536" calcext:value-type="float">
            <text:p>3.94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32567741936" calcext:value-type="float">
            <text:p>4.53532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73135483871" calcext:value-type="float">
            <text:p>4.75773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42352" calcext:value-type="float">
            <text:p>4.57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648877419355" calcext:value-type="float">
            <text:p>4.15648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2832" calcext:value-type="float">
            <text:p>4.06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03741935484" calcext:value-type="float">
            <text:p>3.92503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22179310345" calcext:value-type="float">
            <text:p>3.837221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76335483871" calcext:value-type="float">
            <text:p>3.87076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285677419355" calcext:value-type="float">
            <text:p>4.05285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96768" calcext:value-type="float">
            <text:p>4.11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478838709677" calcext:value-type="float">
            <text:p>4.14478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37584" calcext:value-type="float">
            <text:p>4.21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42632258065" calcext:value-type="float">
            <text:p>4.52942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998735483871" calcext:value-type="float">
            <text:p>4.51998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6376" calcext:value-type="float">
            <text:p>4.66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291406451613" calcext:value-type="float">
            <text:p>4.41291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02664" calcext:value-type="float">
            <text:p>3.96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918477419355" calcext:value-type="float">
            <text:p>3.62918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148914285714" calcext:value-type="float">
            <text:p>3.64148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367733333333" calcext:value-type="float">
            <text:p>3.683677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363225806452" calcext:value-type="float">
            <text:p>3.7436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1704" calcext:value-type="float">
            <text:p>3.9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23512" calcext:value-type="float">
            <text:p>4.23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14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30" meta:object-count="0"/>
    <meta:user-defined meta:name="AppVersion">3.0</meta:user-defined>
  </office:meta>
</office:document-meta>
</file>